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588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4.198cm"/>
    </style:style>
    <style:style style:name="co11" style:family="table-column">
      <style:table-column-properties fo:break-before="auto" style:column-width="2.247cm"/>
    </style:style>
    <style:style style:name="co1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svg:stroke-width="0.09cm" svg:stroke-color="#000000" draw:marker-start-width="0.335cm" draw:marker-end-width="0.335cm" draw:textarea-horizontal-align="center" draw:textarea-vertical-align="middle" fo:padding-top="0.045cm" fo:padding-bottom="0.045cm" fo:padding-left="0.045cm" fo:padding-right="0.045cm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g draw:z-index="0" draw:style-name="gr1">
            <draw:line draw:name="Línea 1" draw:style-name="gr2" draw:text-style-name="P1" svg:x1="14.44cm" svg:y1="2.392cm" svg:x2="11.904cm" svg:y2="2.44cm">
              <text:p/>
            </draw:line>
            <draw:line draw:name="Línea 3" draw:style-name="gr2" draw:text-style-name="P1" svg:x1="14.381cm" svg:y1="2.843cm" svg:x2="13.856cm" svg:y2="2.369cm">
              <text:p/>
            </draw:line>
            <draw:line draw:name="Línea 4" draw:style-name="gr2" draw:text-style-name="P1" svg:x1="14.38cm" svg:y1="1.941cm" svg:x2="13.855cm" svg:y2="2.348cm">
              <text:p/>
            </draw:lin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1" table:number-columns-repeated="11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Tabla autores</text:p>
          </table:table-cell>
          <table:covered-table-cell table:number-columns-repeated="3" table:style-name="ce2"/>
          <table:table-cell table:style-name="ce1"/>
          <table:table-cell table:style-name="ce2" office:value-type="string" calcext:value-type="string" table:number-columns-spanned="6" table:number-rows-spanned="1">
            <text:p>Tabla libros</text:p>
          </table:table-cell>
          <table:covered-table-cell table:number-columns-repeated="5" table:style-name="ce2"/>
          <table:table-cell/>
          <table:table-cell table:style-name="ce2" office:value-type="string" calcext:value-type="string" table:number-columns-spanned="2" table:number-rows-spanned="1">
            <text:p>Genero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ID_Autor(PK)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echa_nacimiento</text:p>
          </table:table-cell>
          <table:table-cell table:style-name="ce2" office:value-type="string" calcext:value-type="string">
            <text:p>nacionalidad</text:p>
          </table:table-cell>
          <table:table-cell table:style-name="ce1"/>
          <table:table-cell table:style-name="ce2" office:value-type="string" calcext:value-type="string">
            <text:p>ID_Libro(PK)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autor_id(FK)</text:p>
          </table:table-cell>
          <table:table-cell table:style-name="ce2" office:value-type="string" calcext:value-type="string">
            <text:p>genero_id(FK)</text:p>
          </table:table-cell>
          <table:table-cell table:style-name="ce2" office:value-type="string" calcext:value-type="string">
            <text:p>año_publicacion</text:p>
          </table:table-cell>
          <table:table-cell table:style-name="ce2" office:value-type="string" calcext:value-type="string">
            <text:p>estado_disponibilidad</text:p>
          </table:table-cell>
          <table:table-cell/>
          <table:table-cell table:style-name="ce2" office:value-type="string" calcext:value-type="string">
            <text:p>ID_Genero(PK)</text:p>
          </table:table-cell>
          <table:table-cell table:style-name="ce2" office:value-type="string" calcext:value-type="string">
            <text:p>nombre</text:p>
          </table:table-cell>
        </table:table-row>
        <table:table-row table:style-name="ro1" table:number-rows-repeated="2">
          <table:table-cell table:style-name="ce3" table:number-columns-repeated="4"/>
          <table:table-cell table:style-name="ce1"/>
          <table:table-cell table:number-columns-repeated="5"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3" table:number-columns-repeated="4"/>
          <table:table-cell table:style-name="ce1"/>
          <table:table-cell table:number-columns-repeated="5"/>
          <table:table-cell table:style-name="ce3"/>
          <table:table-cell>
            <draw:g draw:z-index="2" draw:style-name="gr1">
              <draw:line draw:name="Línea 1" draw:style-name="gr2" draw:text-style-name="P1" svg:x1="0.046cm" svg:y1="0.52cm" svg:x2="2.292cm" svg:y2="0.568cm">
                <text:p/>
              </draw:line>
              <draw:line draw:name="Línea 3" draw:style-name="gr2" draw:text-style-name="P1" svg:x1="0.098cm" svg:y1="0.971cm" svg:x2="0.563cm" svg:y2="0.497cm">
                <text:p/>
              </draw:line>
              <draw:line draw:name="Línea 4" draw:style-name="gr2" draw:text-style-name="P1" svg:x1="0.099cm" svg:y1="0.069cm" svg:x2="0.564cm" svg:y2="0.476cm">
                <text:p/>
              </draw:line>
            </draw:g>
          </table:table-cell>
          <table:table-cell table:style-name="ce3" table:number-columns-repeated="2"/>
        </table:table-row>
        <table:table-row table:style-name="ro1" table:number-rows-repeated="2">
          <table:table-cell table:style-name="ce3" table:number-columns-repeated="4"/>
          <table:table-cell table:style-name="ce1"/>
          <table:table-cell table:number-columns-repeated="5"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3" table:number-columns-repeated="4"/>
          <table:table-cell table:style-name="ce1"/>
          <table:table-cell table:number-columns-repeated="2"/>
          <table:table-cell>
            <draw:g draw:z-index="1" draw:style-name="gr1">
              <draw:line draw:name="Línea 1" draw:style-name="gr2" draw:text-style-name="P1" svg:x1="1.642cm" svg:y1="3.976cm" svg:x2="1.736cm" svg:y2="0.417cm">
                <text:p/>
              </draw:line>
              <draw:line draw:name="Línea 3" draw:style-name="gr2" draw:text-style-name="P1" svg:x1="1.194cm" svg:y1="3.878cm" svg:x2="1.697cm" svg:y2="3.157cm">
                <text:p/>
              </draw:line>
              <draw:line draw:name="Línea 4" draw:style-name="gr2" draw:text-style-name="P1" svg:x1="2.096cm" svg:y1="3.907cm" svg:x2="1.719cm" svg:y2="3.157cm">
                <text:p/>
              </draw:line>
            </draw:g>
          </table:table-cell>
          <table:table-cell table:number-columns-repeated="2"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1" table:number-columns-repeated="11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5" table:number-rows-spanned="1">
            <text:p>prestamos</text:p>
          </table:table-cell>
          <table:covered-table-cell table:number-columns-repeated="4"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ID_Prestamo(PK)</text:p>
          </table:table-cell>
          <table:table-cell table:style-name="ce2" office:value-type="string" calcext:value-type="string">
            <text:p>libro_id(FK)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fecha_prestamo</text:p>
          </table:table-cell>
          <table:table-cell table:style-name="ce2" office:value-type="string" calcext:value-type="string">
            <text:p>fecha_devolucion</text:p>
          </table:table-cell>
          <table:table-cell table:number-columns-repeated="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es" number:country="EC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s" number:country="EC">$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21:18:29.315420300</meta:creation-date>
    <dc:date>2025-12-17T21:40:25.350659900</dc:date>
    <meta:editing-duration>PT11M2S</meta:editing-duration>
    <meta:editing-cycles>1</meta:editing-cycles>
    <meta:document-statistic meta:table-count="1" meta:cell-count="21" meta:object-count="3"/>
    <meta:generator>LibreOffice/25.8.3.2$Windows_X86_64 LibreOffice_project/8ca8d55c161d602844f5428fa4b58097424e324e</meta:generator>
  </office:meta>
</office:document-meta>
</file>